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7300000250C873E3BC6564A4F7.png" manifest:media-type="image/png"/>
  <manifest:file-entry manifest:full-path="Pictures/1000020100000162000000B9639C8FE2649B4913.png" manifest:media-type="image/png"/>
  <manifest:file-entry manifest:full-path="Pictures/10000201000000C8000000D6528832AB925B5CED.png" manifest:media-type="image/png"/>
  <manifest:file-entry manifest:full-path="Pictures/1000020100000164000000A5F8537E5224E92AF2.png" manifest:media-type="image/png"/>
  <manifest:file-entry manifest:full-path="Pictures/100002010000010E000001098ABAD9A9C156E056.png" manifest:media-type="image/png"/>
  <manifest:file-entry manifest:full-path="Pictures/100002010000017E00000144C67E5E88B3717688.png" manifest:media-type="image/png"/>
  <manifest:file-entry manifest:full-path="Pictures/10000201000001AB0000007E853DE7F91237EF99.png" manifest:media-type="image/png"/>
  <manifest:file-entry manifest:full-path="Pictures/10000201000001040000004839E79F1EBA8EF509.png" manifest:media-type="image/png"/>
  <manifest:file-entry manifest:full-path="Pictures/100002010000046400000339056AE4E6B38AEFF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2.1cm" svg:height="16.221cm" svg:x="3.3cm" svg:y="0.109cm">
          <draw:image xlink:href="Pictures/100002010000046400000339056AE4E6B38AEF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2.1cm" svg:height="16.221cm" svg:x="3.3cm" svg:y="0.109cm">
          <draw:image xlink:href="Pictures/100002010000046400000339056AE4E6B38AEFFD.png" xlink:type="simple" xlink:show="embed" xlink:actuate="onLoad" draw:mime-type="image/png">
            <text:p/>
          </draw:image>
        </draw:frame>
        <draw:path draw:style-name="Untitled1" draw:layer="layout" svg:width="16.13cm" svg:height="13.541cm" draw:transform="rotate (-3.14159265358979) translate (22.8180195936654cm 14.667cm)" svg:viewBox="0 0 16131 13542" svg:d="M14985 13542c348-116 469-509 583-813 220-586 256-1218 354-1833 84-529 61-1069 84-1604 18-422 18-847 41-1271 18-328 79-651 84-979 5-292-62-583-63-875-2-483-93-945-83-1438 11-559-22-1149-313-1666-246-438-568-818-875-1209-242-308-541-560-875-750-301-171-625-312-958-416-270-85-549-132-833-188-240-48-469-107-709-146-280-46-575-108-854-41-300 72-586 175-875 291-293 117-528 329-729 563-241 282-431 605-542 958-123 388-172 792-250 1188-69 352-41 709-41 1062 1 464 156 911 271 1354 146 565 176 1151 187 1729 12 643-237 1251-479 1834-264 636-702 1191-1250 1583-565 405-1252 642-1958 708-845 79-1683-129-2438-479-612-284-1239-582-1750-1041-377-339-613-813-687-1313-88-595 62-1183 125-1771 75-696 252-1361 395-2041 191-910 203-1831 230-2750 21-724-164-1502-646-2063l-84-125">
          <text:p/>
        </draw:path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20.3cm" svg:height="5.99cm" svg:x="3.81cm" svg:y="4.933cm">
          <draw:image xlink:href="Pictures/10000201000001AB0000007E853DE7F91237EF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0.763cm" svg:height="9.622cm" svg:x="4.002cm" svg:y="3.175cm">
          <draw:image xlink:href="Pictures/1000020100000164000000A5F8537E5224E92AF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1" xml:id="id1" draw:id="id1" draw:layer="layout" svg:width="19.05cm" svg:height="16.156cm" svg:x="4.85cm" svg:y="1.64cm">
          <draw:image xlink:href="Pictures/100002010000017E00000144C67E5E88B371768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up">
                  <anim:animateMotion smil:dur="2s" smil:fill="hold" smil:targetElement="id1" svg:path="M 0 0  L 0 -0.3331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0.795cm" svg:height="11.55cm" svg:x="1.89cm" svg:y="3.056cm">
          <draw:image xlink:href="Pictures/10000201000000C8000000D6528832AB925B5CED.png" xlink:type="simple" xlink:show="embed" xlink:actuate="onLoad" draw:mime-type="image/png">
            <text:p/>
          </draw:image>
        </draw:frame>
        <draw:frame draw:style-name="gr1" draw:text-style-name="P1" draw:layer="layout" svg:width="14.179cm" svg:height="13.917cm" svg:x="14.282cm" svg:y="1.906cm">
          <draw:image xlink:href="Pictures/100002010000010E000001098ABAD9A9C156E0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18.919cm" svg:height="9.886cm" svg:x="5.08cm" svg:y="4.114cm">
          <draw:image xlink:href="Pictures/1000020100000162000000B9639C8FE2649B4913.png" xlink:type="simple" xlink:show="embed" xlink:actuate="onLoad" draw:mime-type="image/png">
            <text:p/>
          </draw:image>
        </draw:frame>
        <draw:frame draw:style-name="gr4" draw:text-style-name="P6" draw:layer="layout" svg:width="4.27cm" svg:height="1.517cm" svg:x="4.72cm" svg:y="1.435cm">
          <draw:text-box>
            <text:p text:style-name="P5"><text:span text:style-name="T1">Resul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3" draw:text-style-name="P4" xml:id="id2" draw:id="id2" draw:layer="layout" svg:width="14.375cm" svg:height="22.938cm" svg:x="6.585cm" svg:y="-0.198cm">
          <draw:image xlink:href="Pictures/100002010000017300000250C873E3BC6564A4F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up">
                  <anim:animateMotion smil:dur="2s" smil:fill="hold" smil:targetElement="id2" svg:path="M0-0.00905681086112523v-0.446233782084027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20.3cm" svg:height="5.99cm" svg:x="3.81cm" svg:y="4.933cm">
          <draw:image xlink:href="Pictures/10000201000001AB0000007E853DE7F91237EF9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7.185cm" svg:height="4.757cm" svg:x="5.715cm" svg:y="5.474cm">
          <draw:image xlink:href="Pictures/10000201000001040000004839E79F1EBA8EF50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2.1cm" svg:height="16.221cm" svg:x="3.3cm" svg:y="0.109cm">
          <draw:image xlink:href="Pictures/100002010000046400000339056AE4E6B38AEF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254cm" svg:stroke-color="#ff0000" draw:marker-start-width="0.584cm" draw:marker-end-width="0.584cm" draw:fill="none" draw:fill-gradient-name="Gradient_20_1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ine" style:family="graphic" style:parent-style-name="objectwithoutfill">
      <style:graphic-properties svg:stroke-color="#ff0000" draw:fill="none" draw:fill-color="#729fcf" draw:textarea-vertical-align="middle"/>
      <style:paragraph-properties fo:text-align="center"/>
    </style:style>
    <style:style style:name="Untitled1" style:family="graphic" style:parent-style-name="line">
      <style:graphic-properties draw:stroke-dash="Dashed_20__28_var_29__20_2" svg:stroke-width="0.203cm" draw:marker-start-width="0.508cm" draw:marker-end="Arrowheads_20_1" draw:marker-end-width="1.27cm" draw:fill-gradient-name="Gradient_20_1" draw:fill-hatch-name="Red_20_90_20_Degrees_20_Crossed_20_1" draw:fill-image-name="Bitmap_20_1"/>
    </style:style>
    <style:style style:name="Default-background" style:family="presentation">
      <style:graphic-properties draw:stroke="none" draw:fill="solid" draw:fill-color="#ffff64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ffff6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9T12:32:50.882807965</meta:creation-date>
    <dc:date>2021-06-30T23:05:48.659910302</dc:date>
    <meta:editing-duration>PT2H52M42S</meta:editing-duration>
    <meta:editing-cycles>4</meta:editing-cycles>
    <meta:generator>LibreOffice/7.0.6.2$Linux_X86_64 LibreOffice_project/00$Build-2</meta:generator>
    <meta:document-statistic meta:object-count="57"/>
  </office:meta>
</office:document-meta>
</file>